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font-size="26pt" style:font-size-asian="26pt" style:font-size-complex="26pt" fo:language="pl" fo:country="PL"/>
    </style:style>
    <style:style style:name="P2" style:parent-style-name="ListParagraph" style:list-style-name="LFO1" style:family="paragraph"/>
  </office:automatic-styles>
  <office:body>
    <office:text text:use-soft-page-breaks="true">
      <text:p text:style-name="P1">Addiotional Feature Thomond Bank Project</text:p>
      <text:h text:style-name="Heading1" text:outline-level="1">K00291982</text:h>
      <text:list text:style-name="LFO1" text:continue-numbering="true">
        <text:list-item>
          <text:p text:style-name="P2">In addition to the Thomond Bank ATM, thanks to JOptionpane applied to an active listener contained in a new button in the ATM User Tab, it is now possible to open us the Thomand Bank ATM policy with a set of rules and terms that come with the usage of the ATM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00291982: Mateusz Bartnik</meta:initial-creator>
    <dc:creator>K00291982: Mateusz Bartnik</dc:creator>
    <meta:creation-date>2025-04-06T21:45:00Z</meta:creation-date>
    <dc:date>2025-04-06T21:48:00Z</dc:date>
    <meta:template xlink:href="Normal.dotm" xlink:type="simple"/>
    <meta:editing-cycles>1</meta:editing-cycles>
    <meta:editing-duration>PT180S</meta:editing-duration>
    <meta:user-defined meta:name="GrammarlyDocumentId">747b72e1-beab-444a-b5d2-89e0e1b17a71</meta:user-defined>
    <meta:document-statistic meta:page-count="1" meta:paragraph-count="6" meta:word-count="50" meta:character-count="306" meta:row-count="7" meta:non-whitespace-character-count="262"/>
  </office:meta>
</office:document-meta>
</file>